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1aa39c" officeooo:paragraph-rsid="001aa39c" style:font-weight-asian="bold" style:font-weight-complex="bold"/>
    </style:style>
    <style:style style:name="P2" style:family="paragraph" style:parent-style-name="Standard">
      <style:text-properties style:font-name="Times New Roman" fo:font-weight="bold" officeooo:rsid="001ae4b2" officeooo:paragraph-rsid="001ae4b2" style:font-weight-asian="bold" style:font-weight-complex="bold"/>
    </style:style>
    <style:style style:name="P3" style:family="paragraph" style:parent-style-name="Standard">
      <style:text-properties style:font-name="Times New Roman" fo:font-weight="bold" officeooo:rsid="001dfbc6" officeooo:paragraph-rsid="001dfbc6" style:font-weight-asian="bold" style:font-weight-complex="bold"/>
    </style:style>
    <style:style style:name="P4" style:family="paragraph" style:parent-style-name="Standard">
      <style:text-properties style:font-name="Times New Roman" fo:font-weight="bold" officeooo:rsid="0021b6d7" officeooo:paragraph-rsid="0021b6d7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21b6d7" officeooo:paragraph-rsid="0023306b" style:font-weight-asian="bold" style:font-weight-complex="bold"/>
    </style:style>
    <style:style style:name="P6" style:family="paragraph" style:parent-style-name="Standard">
      <style:text-properties style:font-name="Times New Roman" fo:font-weight="bold" officeooo:rsid="0023306b" officeooo:paragraph-rsid="0023306b" style:font-weight-asian="bold" style:font-weight-complex="bold"/>
    </style:style>
    <style:style style:name="P7" style:family="paragraph" style:parent-style-name="Standard">
      <style:text-properties style:font-name="Times New Roman" fo:font-weight="normal" officeooo:rsid="001aa39c" officeooo:paragraph-rsid="001aa39c" style:font-weight-asian="normal" style:font-weight-complex="normal"/>
    </style:style>
    <style:style style:name="P8" style:family="paragraph" style:parent-style-name="Standard">
      <style:text-properties style:font-name="Times New Roman" fo:font-weight="normal" officeooo:rsid="001ae4b2" officeooo:paragraph-rsid="001ae4b2" style:font-weight-asian="normal" style:font-weight-complex="normal"/>
    </style:style>
    <style:style style:name="P9" style:family="paragraph" style:parent-style-name="Standard">
      <style:text-properties style:font-name="Times New Roman" fo:font-weight="normal" officeooo:rsid="001cb238" officeooo:paragraph-rsid="001cb238" style:font-weight-asian="normal" style:font-weight-complex="normal"/>
    </style:style>
    <style:style style:name="P10" style:family="paragraph" style:parent-style-name="Standard">
      <style:text-properties style:font-name="Times New Roman" fo:font-weight="normal" officeooo:rsid="001dfbc6" officeooo:paragraph-rsid="001dfbc6" style:font-weight-asian="normal" style:font-weight-complex="normal"/>
    </style:style>
    <style:style style:name="P11" style:family="paragraph" style:parent-style-name="Standard">
      <style:text-properties style:font-name="Times New Roman" fo:font-weight="normal" officeooo:rsid="0021b6d7" officeooo:paragraph-rsid="0021b6d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e4b2" style:font-weight-asian="normal" style:font-weight-complex="normal"/>
    </style:style>
    <style:style style:name="T3" style:family="text">
      <style:text-properties fo:font-weight="normal" officeooo:rsid="001fca87" style:font-weight-asian="normal" style:font-weight-complex="normal"/>
    </style:style>
    <style:style style:name="T4" style:family="text">
      <style:text-properties fo:font-weight="normal" officeooo:rsid="0023306b" style:font-weight-asian="normal" style:font-weight-complex="normal"/>
    </style:style>
    <style:style style:name="T5" style:family="text">
      <style:text-properties officeooo:rsid="002330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html</text:p>
      <text:p text:style-name="P7">html-hyper text markup language is the standard markup language used for creating and structuring web pages and web applications</text:p>
      <text:p text:style-name="P7"/>
      <text:p text:style-name="P1">what are tags</text:p>
      <text:p text:style-name="P1"><text:span text:style-name="T1">a "tag" is a fundamental building block used to define elements within a document. Tags are enclosed in angle brackets </text:span><text:span text:style-name="Source_20_Text"><text:span text:style-name="T1">&lt; &gt;</text:span></text:span><text:span text:style-name="T1"> and typically come in pairs: an opening tag and a closing tag.</text:span></text:p>
      <text:p text:style-name="P1"><text:span text:style-name="T1">&lt;</text:span><text:span text:style-name="T2">h1</text:span><text:span text:style-name="T1">&gt;&lt;/</text:span><text:span text:style-name="T2">h1&gt;….&lt;h6&gt;&lt;/h6&gt;</text:span></text:p>
      <text:p text:style-name="P1"><text:span text:style-name="T2">&lt;p&gt;&lt;/p&gt;</text:span></text:p>
      <text:p text:style-name="P1"><text:span text:style-name="T2">&lt;a&gt;&lt;/a&gt;</text:span></text:p>
      <text:p text:style-name="P2"><text:span text:style-name="T1">&lt;ul&gt;&lt;li&gt;&lt;/li&gt;&lt;/ul&gt;</text:span></text:p>
      <text:p text:style-name="P1"/>
      <text:p text:style-name="P2">what are elements</text:p>
      <text:p text:style-name="P8">An element contains a start tag <text:s/>with some content and then an end tag</text:p>
      <text:p text:style-name="P8">&lt;start tag&gt;content &lt;/endtag&gt;</text:p>
      <text:p text:style-name="P8"/>
      <text:p text:style-name="P2">difference between a tag and an element</text:p>
      <text:p text:style-name="P8">A tag defines an element within a document.</text:p>
      <text:p text:style-name="P9">Eg. &lt;p&gt;&lt;/p&gt;</text:p>
      <text:p text:style-name="P9"/>
      <text:p text:style-name="P9">An element contains the entire structure with the starting and ending tag with content between them</text:p>
      <text:p text:style-name="P9">&lt;p&gt;content&lt;/p&gt;</text:p>
      <text:p text:style-name="P9"/>
      <text:p text:style-name="P3">discuss semantic elements and its benefits</text:p>
      <text:p text:style-name="P10">a semantic element clearly defines its meaning to both the browser and the user</text:p>
      <text:p text:style-name="P10">Eg. &lt;table&gt; <text:s/>&lt;/table&gt; <text:s text:c="2"/></text:p>
      <text:p text:style-name="P10"><text:s text:c="6"/>&lt;article&gt; <text:s text:c="2"/>&lt;/article&gt; </text:p>
      <text:p text:style-name="P10"><text:s text:c="6"/>&lt;header&gt; &lt;/header&gt;</text:p>
      <text:p text:style-name="P10"><text:s text:c="6"/>&lt;footer&gt; &lt;/footer&gt;</text:p>
      <text:p text:style-name="P10"><text:s text:c="7"/>&lt;nav&gt;<text:tab/>&lt;/nav&gt;</text:p>
      <text:p text:style-name="P10"><text:s text:c="5"/>&lt;section&gt; &lt;/section&gt;</text:p>
      <text:p text:style-name="P10"><text:s text:c="5"/>&lt;aside&gt;<text:tab/>&lt;/aside&gt;</text:p>
      <text:p text:style-name="P2"><text:s/><text:span text:style-name="T3">non-semantic tell us nothing about the content</text:span></text:p>
      <text:p text:style-name="P2"><text:span text:style-name="T3"><text:s/>EG &lt;div&gt;&lt;/div&gt; &lt;span&gt;&lt;/span&gt;</text:span></text:p>
      <text:p text:style-name="P2"><text:span text:style-name="T3"/></text:p>
      <text:p text:style-name="P4"><text:span text:style-name="T3">T</text:span><text:span text:style-name="T1">heir benefits include the maintain structure and enhance clarity thus providing easier readability to humans and machines. Provide better search engine rankings and improved usability</text:span></text:p>
      <text:p text:style-name="P4"><text:span text:style-name="T1"/></text:p>
      <text:p text:style-name="P4">Discuss the difference between inline and block elements</text:p>
      <text:p text:style-name="P11">A block element starts on a new line and the browser automatically adds a margin before and after the element</text:p>
      <text:p text:style-name="P4">Eg <text:span text:style-name="T1">,</text:span><text:span text:style-name="T4"> &lt;p&gt;&lt;/p&gt; </text:span></text:p>
      <text:p text:style-name="P5"><text:span text:style-name="T4"><text:s text:c="7"/>&lt;h&gt;&lt;/h&gt;</text:span></text:p>
      <text:p text:style-name="P5"><text:span text:style-name="T4"><text:s text:c="7"/>&lt;div&gt;&lt;/div&gt;</text:span></text:p>
      <text:p text:style-name="P5"><text:span text:style-name="T4"><text:s text:c="7"/>&lt;header&gt;&lt;/header&gt;</text:span></text:p>
      <text:p text:style-name="P5"><text:span text:style-name="T4"><text:s text:c="7"/>&lt;nav&gt;&lt;/nav&gt;</text:span></text:p>
      <text:p text:style-name="P5"><text:span text:style-name="T4"/></text:p>
      <text:p text:style-name="P6"><text:span text:style-name="T1">An inline element does not start on a new line ,takes up as much width as possible</text:span></text:p>
      <text:p text:style-name="P4"><text:span text:style-name="T1"><text:s/></text:span><text:span text:style-name="T5">Eg </text:span><text:span text:style-name="T4">&lt;span&gt;&lt;/span&gt;</text:span></text:p>
      <text:p text:style-name="P4"><text:span text:style-name="T4"><text:s text:c="7"/>&lt;img src=&gt;</text:span></text:p>
      <text:p text:style-name="P4"><text:span text:style-name="T4"><text:s text:c="7"/>&lt;b&gt;&lt;/b&gt;</text:span></text:p>
      <text:p text:style-name="P4"><text:span text:style-name="T4"><text:s text:c="6"/>&lt;button&gt;&lt;/button&gt;</text:span></text:p>
      <text:p text:style-name="P4"><text:soft-page-break/><text:span text:style-name="T4">&lt;label&gt;&lt;/label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0:09:27.769835485</meta:creation-date>
    <meta:generator>LibreOffice/24.2.3.2$Linux_X86_64 LibreOffice_project/420$Build-2</meta:generator>
    <dc:date>2024-06-13T11:05:20.555326011</dc:date>
    <meta:editing-duration>PT9M52S</meta:editing-duration>
    <meta:editing-cycles>3</meta:editing-cycles>
    <meta:document-statistic meta:table-count="0" meta:image-count="0" meta:object-count="0" meta:page-count="2" meta:paragraph-count="41" meta:word-count="246" meta:character-count="1678" meta:non-whitespace-character-count="1378"/>
  </office:meta>
</office:document-meta>
</file>